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8.7055in"/>
    </style:style>
    <style:style style:name="co8" style:family="table-column">
      <style:table-column-properties fo:break-before="auto" style:column-width="8.2339in"/>
    </style:style>
    <style:style style:name="co9" style:family="table-column">
      <style:table-column-properties fo:break-before="auto" style:column-width="8.1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21" style:family="table-cell" style:parent-style-name="Default" style:data-style-name="N0"/>
    <style:style style:name="ce5" style:family="table-cell" style:parent-style-name="Default" style:data-style-name="N10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 table:style-name="ce3" office:value-type="string" calcext:value-type="string">
            <text:p>note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a/1292027&quot;)" office:value-type="string" office:string-value="https://math.stackexchange.com/a/1292027" calcext:value-type="string">
            <text:p>https://math.stackexchange.com/a/1292027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48" calcext:value-type="float">
            <text:p>48</text:p>
          </table:table-cell>
          <table:table-cell table:style-name="ce21" table:formula="of:=HYPERLINK(&quot;http://inax.me/2021/04/08/Concrete-Mathematics-Chapter-8-Discrete-Probability/&quot;)" office:value-type="string" office:string-value="http://inax.me/2021/04/08/Concrete-Mathematics-Chapter-8-Discrete-Probability/" calcext:value-type="string">
            <text:p>http://inax.me/2021/04/08/Concrete-Mathematics-Chapter-8-Discrete-Probability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https://math.stackexchange.com/a/340903</text:p>
          </table:table-cell>
          <table:table-cell office:value-type="string" calcext:value-type="string">
            <text:p>lagrange’s identity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 table:number-rows-repeated="55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ce5"/>
        <table:table-column table:style-name="co5" table:number-columns-repeated="3" table:default-cell-style-name="Default"/>
        <table:table-column table:style-name="co6" table:default-cell-style-name="ce9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Inexact matches (or references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54" calcext:value-type="float">
            <text:p>154</text:p>
          </table:table-cell>
          <table:table-cell table:style-name="ce5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9.3</text:p>
          </table:table-cell>
          <table:table-cell table:style-name="ce5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325-327,343-344</text:p>
          </table:table-cell>
          <table:table-cell table:style-name="ce5" table:number-columns-repeated="2"/>
          <table:table-cell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3"/>
          <table:table-cell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table:number-columns-repeated="2"/>
          <table:table-cell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2.4" calcext:value-type="float">
            <text:p>2.4</text:p>
          </table:table-cell>
          <table:table-cell table:style-name="ce5"/>
          <table:table-cell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0</text:p>
          </table:table-cell>
          <table:table-cell table:style-name="ce5" table:number-columns-repeated="3"/>
          <table:table-cell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75</text:p>
          </table:table-cell>
          <table:table-cell table:style-name="ce5"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74</text:p>
          </table:table-cell>
          <table:table-cell table:style-name="ce5" table:number-columns-repeated="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9</text:p>
          </table:table-cell>
          <table:table-cell table:style-name="ce5" table:number-columns-repeated="3"/>
          <table:table-cell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4</text:p>
          </table:table-cell>
          <table:table-cell table:style-name="ce5" table:number-columns-repeated="3"/>
          <table:table-cell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62</text:p>
          </table:table-cell>
          <table:table-cell table:style-name="ce5" table:number-columns-repeated="2"/>
          <table:table-cell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87</text:p>
          </table:table-cell>
          <table:table-cell table:style-name="ce5" table:number-columns-repeated="2"/>
          <table:table-cell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table:style-name="ce5" office:value-type="string" calcext:value-type="string">
            <text:p>441</text:p>
          </table:table-cell>
          <table:table-cell table:style-name="ce5" table:number-columns-repeated="2"/>
          <table:table-cell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table:style-name="ce5" table:number-columns-repeated="3"/>
          <table:table-cell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7</text:p>
          </table:table-cell>
          <table:table-cell table:style-name="ce5"/>
          <table:table-cell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/>
          <table:table-cell table:style-name="ce5" office:value-type="string" calcext:value-type="string">
            <text:p>271</text:p>
          </table:table-cell>
          <table:table-cell table:style-name="ce5" table:number-columns-repeated="2"/>
          <table:table-cell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/>
          <table:table-cell table:style-name="ce5" office:value-type="string" calcext:value-type="string">
            <text:p>453</text:p>
          </table:table-cell>
          <table:table-cell table:style-name="ce5" table:number-columns-repeated="2"/>
          <table:table-cell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61-62</text:p>
          </table:table-cell>
          <table:table-cell table:style-name="ce5" table:number-columns-repeated="2"/>
          <table:table-cell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office:value-type="string" calcext:value-type="string">
            <text:p>5.68,5.60,5.58,5.70</text:p>
          </table:table-cell>
          <table:table-cell table:style-name="ce5"/>
          <table:table-cell table:style-name="ce5" office:value-type="string" calcext:value-type="string">
            <text:p>5</text:p>
          </table:table-cell>
          <table:table-cell table:style-name="ce5"/>
          <table:table-cell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 office:value-type="string" calcext:value-type="string">
            <text:p>43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200</text:p>
          </table:table-cell>
          <table:table-cell table:style-name="ce5" table:number-columns-repeated="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number-columns-repeated="4"/>
          <table:table-cell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/>
          <table:table-cell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table:number-columns-repeated="3"/>
          <table:table-cell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number-columns-repeated="4"/>
          <table:table-cell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number-columns-repeated="4"/>
          <table:table-cell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number-columns-repeated="4"/>
          <table:table-cell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/>
          <table:table-cell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/>
          <table:table-cell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26" calcext:value-type="float">
            <text:p>5.26</text:p>
          </table:table-cell>
          <table:table-cell/>
          <table:table-cell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table:number-columns-repeated="3"/>
          <table:table-cell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27-330,344-346</text:p>
          </table:table-cell>
          <table:table-cell table:number-columns-repeated="2"/>
          <table:table-cell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2"/>
          <table:table-cell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/>
          <table:table-cell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/>
          <table:table-cell office:value-type="string" calcext:value-type="string">
            <text:p>40,41</text:p>
          </table:table-cell>
          <table:table-cell table:number-columns-repeated="2"/>
          <table:table-cell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/>
          <table:table-cell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number-columns-repeated="4"/>
          <table:table-cell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number-columns-repeated="2"/>
          <table:table-cell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table:style-name="Default"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??</text:p>
          </table:table-cell>
          <table:table-cell table:style-name="Default"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/>
          <table:table-cell table:style-name="Default"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Default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table:style-name="Default"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Default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/>
          <table:table-cell office:value-type="string" calcext:value-type="string">
            <text:p>78,</text:p>
          </table:table-cell>
          <table:table-cell table:number-columns-repeated="2"/>
          <table:table-cell table:style-name="Default"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table:number-columns-repeated="3"/>
          <table:table-cell table:style-name="Default"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table:number-columns-repeated="3"/>
          <table:table-cell table:style-name="Default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table:number-columns-repeated="3"/>
          <table:table-cell table:style-name="Default"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table:style-name="Default"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3"/>
          <table:table-cell table:style-name="Default"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Default"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Default"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Default"/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Default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341" calcext:value-type="float">
            <text:p>341</text:p>
          </table:table-cell>
          <table:table-cell table:number-columns-repeated="2"/>
          <table:table-cell table:style-name="Default"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cseweb.ucsd.edu//classes/fa05/cse20/Day12-CSE20.pdf</text:p>
          </table:table-cell>
          <table:table-cell/>
          <table:table-cell office:value-type="string" calcext:value-type="string">
            <text:p>perturbation method slide 16 has the overview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mathoverflow.net/q/354213</text:p>
          </table:table-cell>
          <table:table-cell/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web.archive.org/web/20210509223555/https://blog.wakatta.jp/blog/2012/01/14/concrete-mathematics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flopska.com/the-repertoire-method-and-the-radix-based-solution-to-the-josephus-problem.html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dangkhoasdc.github.io/en/post/2017/12/26/the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ftclausen.github.io/mathematics/concrete-mathematics/cm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1017498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67939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 office:value-type="float" office:value="2.31" calcext:value-type="float">
            <text:p>2.3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4375912</text:p>
          </table:table-cell>
          <table:table-cell/>
          <table:table-cell office:value-type="string" calcext:value-type="string">
            <text:p>summations</text:p>
          </table:table-cell>
        </table:table-row>
        <table:table-row table:style-name="ro1">
          <table:table-cell table:style-name="Default"/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 office:value-type="string" calcext:value-type="string">
            <text:p>https://math.stackexchange.com/a/4310164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math.stackexchange.com/q/1422286</text:p>
          </table:table-cell>
          <table:table-cell/>
          <table:table-cell office:value-type="string" calcext:value-type="string">
            <text:p>lagrange’s identity, geometric interpretation</text:p>
          </table:table-cell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7"/>
        <table:table-column table:style-name="co5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4"/>
        </table:table-row>
        <table:table-row table:style-name="ro1">
          <table:table-cell/>
          <table:table-cell table:style-name="ce20"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72 &quot;)" office:value-type="string" office:string-value="https://cs.stackexchange.com/a/372 " calcext:value-type="string">
            <text:p>https://cs.stackexchange.com/a/372 </text:p>
          </table:table-cell>
          <table:table-cell office:value-type="string" calcext:value-type="string">
            <text:p>Counting binary tre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8050 &quot;)" office:value-type="string" office:string-value="https://cs.stackexchange.com/a/38050 " calcext:value-type="string">
            <text:p>https://cs.stackexchange.com/a/38050 </text:p>
          </table:table-cell>
          <table:table-cell office:value-type="string" calcext:value-type="string">
            <text:p>GF use-case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56907 &quot;)" office:value-type="string" office:string-value="https://cs.stackexchange.com/q/56907 " calcext:value-type="string">
            <text:p>https://cs.stackexchange.com/q/56907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56884 &quot;)" office:value-type="string" office:string-value="https://cs.stackexchange.com/a/56884 " calcext:value-type="string">
            <text:p>https://cs.stackexchange.com/a/56884 </text:p>
          </table:table-cell>
          <table:table-cell office:value-type="string" calcext:value-type="string">
            <text:p>Rigorous books on algorithm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theory.stackexchange.com/a/3258 &quot;)" office:value-type="string" office:string-value="https://cstheory.stackexchange.com/a/3258 " calcext:value-type="string">
            <text:p>https://cstheory.stackexchange.com/a/3258 </text:p>
          </table:table-cell>
          <table:table-cell office:value-type="string" calcext:value-type="string">
            <text:p>book recommendations C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149180 &quot;)" office:value-type="string" office:string-value="https://cs.stackexchange.com/q/149180 " calcext:value-type="string">
            <text:p>https://cs.stackexchange.com/q/149180 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ath.stackexchange.com/a/49429 &quot;)" office:value-type="string" office:string-value="https://math.stackexchange.com/a/49429 " calcext:value-type="string">
            <text:p>https://math.stackexchange.com/a/49429 </text:p>
          </table:table-cell>
          <table:table-cell office:value-type="string" calcext:value-type="string">
            <text:p>math pre-requisites at Msc level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oftwareengineering.stackexchange.com/q/89599 &quot;)" office:value-type="string" office:string-value="https://softwareengineering.stackexchange.com/q/89599 " calcext:value-type="string">
            <text:p>https://softwareengineering.stackexchange.com/q/89599 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old.reddit.com/r/learnmath/comments/y336op/strategies_for_reading_math_books/ &quot;)" office:value-type="string" office:string-value="https://old.reddit.com/r/learnmath/comments/y336op/strategies_for_reading_math_books/ " calcext:value-type="string">
            <text:p>https://old.reddit.com/r/learnmath/comments/y336op/strategies_for_reading_math_books/ 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a/2183437/68328 &quot;)" office:value-type="string" office:string-value="https://math.stackexchange.com/a/2183437/68328 " calcext:value-type="string">
            <text:p>https://math.stackexchange.com/a/2183437/68328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2"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7" table:default-cell-style-name="ce2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ams and problem sets" table:style-name="ta1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named-expressions/>
      <table:database-ranges>
        <table:database-range table:name="__Anonymous_Sheet_DB__0" table:target-range-address="exercises.A2:exercises.D28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16:09:23.184765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06:13:28.400261019</dc:date>
    <meta:editing-duration>P3DT10H30M17S</meta:editing-duration>
    <meta:editing-cycles>388</meta:editing-cycles>
    <meta:generator>LibreOffice/7.0.4.2$Linux_X86_64 LibreOffice_project/00$Build-2</meta:generator>
    <meta:document-statistic meta:table-count="5" meta:cell-count="2748" meta:object-count="0"/>
  </office:meta>
</office:document-meta>
</file>